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pitch="fixed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1be47d" officeooo:paragraph-rsid="001be47d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Алгоритм Куна</text:span> просматривает все вершины графа по очереди, запуская из каждой обход, пытающийся найти увеличивающую цепь, начинающуюся в этой вершине.</text:p>
      <text:p text:style-name="P1"/>
      <text:p text:style-name="P1">Алгоритм просматривает все вершины v первой доли графа: v = 1...n_1. Если текущая вершина v уже насыщена текущим паросочетанием (т.е. уже выбрано какое-то смежное ей ребро), то эту вершину пропускаем. Иначе — алгоритм пытается насытить эту вершину, для чего запускается поиск увеличивающей цепи, начинающейся с этой вершины.</text:p>
      <text:p text:style-name="P1"/>
      <text:p text:style-name="P1">Поиск увеличивающей цепи осуществляется с помощью специального обхода в глубину или ширину (обычно в целях простоты реализации используют именно обход в глубину). Изначально обход в глубину стоит в текущей ненасыщенной вершине v первой доли. Просматриваем все рёбра из этой вершины, пусть текущее ребро — это ребро (v,to). Если вершина to ещё не насыщена паросочетанием, то, значит, мы смогли найти увеличивающую цепь: она состоит из единственного ребра (v,to); в таком случае просто включаем это ребро в паросочетание и прекращаем поиск увеличивающей цепи из вершины v. Иначе, — если to уже насыщена каким-то ребром (p,to), то попытаемся пройти вдоль этого ребра: тем самым мы попробуем найти увеличивающую цепь, проходящую через рёбра (v,to), (to,p). </text:p>
      <text:p text:style-name="P1">Для этого просто перейдём в нашем обходе в вершину p — теперь мы уже пробуем найти увеличивающую цепь из этой вершины.</text:p>
      <text:p text:style-name="P1"/>
      <text:p text:style-name="P1">Можно понять, что в результате этот обход, запущенный из вершины v, либо найдёт увеличивающую цепь, и тем самым насытит вершину v, либо же такой увеличивающей цепи не найдёт (и, следовательно, эта вершина v уже не сможет стать насыщенной).</text:p>
      <text:p text:style-name="P1"/>
      <text:p text:style-name="P1">После того, как все вершины v = 1...n_1 будут просмотрены, текущее паросочетание будет максимальным.</text:p>
      <text:p text:style-name="P1"/>
      <text:p text:style-name="P1"/>
      <text:p text:style-name="P1">Время работы</text:p>
      <text:p text:style-name="P1">Итак, алгоритм Куна можно представить как серию из n запусков обхода в глубину/ширину на всём графе. Следовательно, всего этот алгоритм исполняется за время O (nm), что в худшем случае есть O(n^3).</text:p>
      <text:p text:style-name="P1"/>
      <text:p text:style-name="P1">Однако эту оценку можно немного улучшить. Оказывается, для алгоритма Куна важно то, какая доля выбрана за первую, а какая — за вторую. В самом деле, в описанной выше реализации запуски обхода в глубину/ширину происходят только из вершин первой доли, поэтому весь алгоритм исполняется за время O (n_1 m), где n_1 — число вершин первой доли. В худшем случае это составляет O (n_1^2 n_2) (где n_2 — число вершин второй доли). Отсюда видно, что выгоднее, когда первая доля содержит меньшее число вершин, нежели вторая. На очень несбалансированных графах (когда n_1 и n_2 сильно отличаются) это выливается в значительную разницу времён работы.</text:p>
      <text:p text:style-name="P1"/>
      <text:p text:style-name="P1">Реализация</text:p>
      <text:p text:style-name="P1">двудольный граф в виде явно разбитого на две доли графа.</text:p>
      <text:p text:style-name="P1"/>
      <text:p text:style-name="P1">Здесь n — число вершин в первой доле, </text:p>
      <text:p text:style-name="P1">k — во второй доле, </text:p>
      <text:p text:style-name="P1">g[v] — список рёбер из вершины v первой доли (т.е. список номеров вершин, в которые ведут эти рёбра из v). </text:p>
      <text:p text:style-name="P1"><text:soft-page-break/>Вершины в обеих долях занумерованы независимо, т.е. первая доля — с номерами 1...n, вторая — с номерами 1...k.</text:p>
      <text:p text:style-name="P1"/>
      <text:p text:style-name="P1">Дальше идут два вспомогательных массива: </text:p>
      <text:p text:style-name="P1">mt и used. </text:p>
      <text:p text:style-name="P1">Первый — mt — содержит в себе информацию о текущем паросочетании. Для удобства программирования, информация эта содержится только для вершин второй доли: mt[i] — это номер вершины первой доли, связанной ребром с вершиной i второй доли (или -1, если никакого ребра паросочетания из i не выходит). Второй массив — \rm used — обычный массив "посещённостей" вершин в обходе в глубину (он нужен, просто чтобы обход в глубину не заходил в одну вершину дважды).</text:p>
      <text:p text:style-name="P1"/>
      <text:p text:style-name="P1">Функция kuhn — и есть обход в глубину. Она возвращает true, если ей удалось найти увеличивающую цепь из вершины v, при этом считается, что эта функция уже произвела чередование паросочетания вдоль найденной цепи.</text:p>
      <text:p text:style-name="P1"/>
      <text:p text:style-name="P1">Внутри функции просматриваются все рёбра, исходящие из вершины v первой доли, и затем проверяется: если это ребро ведёт в ненасыщенную вершину to, либо если эта вершина to насыщена, но удаётся найти увеличивающую цепь рекурсивным запуском из mt[to], то мы говорим, что мы нашли увеличивающую цепь, и перед возвратом из функции с результатом true производим чередование в текущем ребре: перенаправляем ребро, смежное с to, в вершину v.</text:p>
      <text:p text:style-name="P1"/>
      <text:p text:style-name="P1">В основной программе сначала указывается, что текущее паросочетание — пустое (список mt заполняется числами -1). </text:p>
      <text:p text:style-name="P1">Затем перебирается вершина v первой доли, и из неё запускается обход в глубину kuhn, предварительно обнулив массив used.</text:p>
      <text:p text:style-name="P1"/>
      <text:p text:style-name="P1">Размер паросочетания легко получить как число вызовов kuhn в основной программе, вернувших результат true. Само искомое максимальное паросочетание содержится в массиве mt.</text:p>
      <text:p text:style-name="P1"/>
      <text:p text:style-name="P1">Улучшенная реализация</text:p>
      <text:p text:style-name="P1">Модифицируем алгоритм следующим образом. До основного цикла алгоритма найдём каким-нибудь простым алгоритмом произвольное паросочетание (простым эвристическим алгоритмом), и лишь затем будем выполнять цикл с вызовами функции kuhn(), который будет улучшать это паросочетание. </text:p>
      <text:p text:style-name="P1">В результате алгоритм будет работать заметно быстрее на случайных графах — потому что в большинстве графов можно легко набрать паросочетание достаточно большого веса с помощью эвристики, а потом улучшить найденное паросочетание до максимального уже обычным алгоритмом Куна. </text:p>
      <text:p text:style-name="P1">Тем самым мы сэкономим на запусках обхода в глубину из тех вершин, которые мы уже включили с помощью эвристики в текущее паросочетание.</text:p>
      <text:p text:style-name="P1"/>
      <text:p text:style-name="P1">Следует обратить внимание на то, что основной цикл придётся немного модифицировать. Поскольку при вызове функции kuhn в основном цикле предполагается, что текущая вершина ещё не входит в паросочетание, то нужно добавить соответствующую проверку.</text:p>
      <text:p text:style-name="P1"/>
      <text:p text:style-name="P1">Асимптотическая сложность</text:p>
      <text:p text:style-name="P1">Процесс инициализации массива used и пометки каждой вершины v \in V графа как непосещенной осуществляется за O(|V|).</text:p>
      <text:p text:style-name="P1"><text:soft-page-break/>Процедура DFS вызывается ровно по одному разу для каждой вершины v \in V графа, так как она вызывается только для не посещенных вершин, и первое, что она делает, это помечает переданную в качестве параметра вершину процедуры как посещенную, строка 3. В процессе выполнения процедуры DFS цикл в строках 4, 5 выполняется ровно |adj[v]| раз. Так как \sum_{v \in V} |adj [v]|=O(|E|), то общая стоимость выполнения строк 4-5 процедуры DFS равна O(|E|).</text:p>
      <text:p text:style-name="P1">Таким образом, асимптотическая сложность обхода в глубину равна O(|V|+|E|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pitch="fixed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e </meta:initial-creator>
    <meta:creation-date>2017-05-19T01:11:10.100787915</meta:creation-date>
    <dc:date>2017-05-19T01:17:21.204982319</dc:date>
    <dc:creator>Kane </dc:creator>
    <meta:editing-duration>PT6M11S</meta:editing-duration>
    <meta:editing-cycles>1</meta:editing-cycles>
    <meta:document-statistic meta:table-count="0" meta:image-count="0" meta:object-count="0" meta:page-count="3" meta:paragraph-count="32" meta:word-count="886" meta:character-count="6040" meta:non-whitespace-character-count="5157"/>
    <meta:generator>LibreOffice/5.2.6.2$Linux_X86_64 LibreOffice_project/20$Build-2</meta:generator>
  </office:meta>
</office:document-meta>
</file>